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9">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0">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style:style style:name="P1" style:parent-style-name="Normal" style:master-page-name="MP0" style:family="paragraph">
      <style:paragraph-properties fo:break-before="page" fo:margin-bottom="0in" fo:line-height="100%"/>
    </style:style>
    <style:style style:name="P2" style:parent-style-name="Normal" style:family="paragraph">
      <style:paragraph-properties fo:margin-bottom="0in" fo:line-height="100%"/>
    </style:style>
    <style:style style:name="P3" style:parent-style-name="Normal" style:family="paragraph">
      <style:paragraph-properties fo:margin-bottom="0in" fo:line-height="100%"/>
    </style:style>
    <style:style style:name="P4" style:parent-style-name="Normal" style:family="paragraph">
      <style:paragraph-properties fo:margin-bottom="0in" fo:line-height="100%"/>
    </style:style>
    <style:style style:name="P5" style:parent-style-name="Normal" style:family="paragraph">
      <style:paragraph-properties fo:margin-bottom="0in" fo:line-height="100%"/>
    </style:style>
    <style:style style:name="P6" style:parent-style-name="Normal" style:family="paragraph">
      <style:paragraph-properties fo:margin-bottom="0in" fo:line-height="100%"/>
    </style:style>
    <style:style style:name="P7" style:parent-style-name="Normal" style:family="paragraph">
      <style:paragraph-properties fo:margin-bottom="0in" fo:line-height="100%"/>
    </style:style>
    <style:style style:name="P8" style:parent-style-name="Normal" style:family="paragraph">
      <style:paragraph-properties fo:margin-bottom="0in" fo:line-height="100%"/>
    </style:style>
    <style:style style:name="P9" style:parent-style-name="Normal" style:family="paragraph">
      <style:paragraph-properties fo:margin-bottom="0in" fo:line-height="100%"/>
    </style:style>
    <style:style style:name="P10" style:parent-style-name="Normal" style:family="paragraph">
      <style:paragraph-properties fo:margin-bottom="0in" fo:line-height="100%"/>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P13" style:parent-style-name="Normal" style:family="paragraph">
      <style:paragraph-properties fo:margin-bottom="0in" fo:line-height="100%"/>
    </style:style>
    <style:style style:name="P14" style:parent-style-name="Normal" style:family="paragraph">
      <style:paragraph-properties fo:margin-bottom="0in" fo:line-height="100%"/>
    </style:style>
    <style:style style:name="P15" style:parent-style-name="Normal" style:family="paragraph">
      <style:paragraph-properties fo:margin-bottom="0in" fo:line-height="100%"/>
    </style:style>
    <style:style style:name="P16" style:parent-style-name="Normal" style:family="paragraph">
      <style:paragraph-properties fo:margin-bottom="0in" fo:line-height="100%"/>
    </style:style>
    <style:style style:name="P17" style:parent-style-name="Normal" style:family="paragraph">
      <style:paragraph-properties fo:margin-bottom="0in" fo:line-height="100%"/>
    </style:style>
    <style:style style:name="P18" style:parent-style-name="Normal" style:family="paragraph">
      <style:paragraph-properties fo:margin-bottom="0in" fo:line-height="100%"/>
    </style:style>
    <style:style style:name="P19" style:parent-style-name="ListParagraph" style:family="paragraph">
      <style:paragraph-properties fo:margin-bottom="0in" fo:line-height="100%"/>
    </style:style>
    <style:style style:name="P20" style:parent-style-name="ListParagraph" style:family="paragraph">
      <style:paragraph-properties fo:margin-bottom="0in" fo:line-height="100%"/>
    </style:style>
    <style:style style:name="P21" style:parent-style-name="ListParagraph" style:family="paragraph">
      <style:paragraph-properties fo:margin-bottom="0in" fo:line-height="100%"/>
    </style:style>
    <style:style style:name="P22" style:parent-style-name="ListParagraph" style:family="paragraph">
      <style:paragraph-properties fo:margin-bottom="0in" fo:line-height="100%"/>
    </style:style>
    <style:style style:name="P23"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24" style:parent-style-name="ListParagraph" style:family="paragraph">
      <style:paragraph-properties fo:margin-bottom="0in" fo:line-height="100%"/>
    </style:style>
    <style:style style:name="P25" style:parent-style-name="ListParagraph" style:family="paragraph">
      <style:paragraph-properties fo:margin-bottom="0in" fo:line-height="100%"/>
    </style:style>
    <style:style style:name="P26" style:parent-style-name="Normal" style:family="paragraph">
      <style:paragraph-properties fo:line-height="100%"/>
    </style:style>
    <style:style style:name="P27" style:parent-style-name="ListParagraph" style:family="paragraph">
      <style:paragraph-properties fo:line-height="100%"/>
    </style:style>
    <style:style style:name="P28" style:parent-style-name="ListParagraph" style:family="paragraph">
      <style:paragraph-properties fo:line-height="100%"/>
    </style:style>
    <style:style style:name="P29" style:parent-style-name="ListParagraph" style:family="paragraph">
      <style:paragraph-properties fo:line-height="100%"/>
    </style:style>
    <style:style style:name="P30" style:parent-style-name="ListParagraph" style:family="paragraph">
      <style:paragraph-properties fo:line-height="100%"/>
    </style:style>
    <style:style style:name="P31" style:parent-style-name="ListParagraph" style:family="paragraph">
      <style:paragraph-properties fo:line-height="100%"/>
    </style:style>
    <style:style style:name="P32" style:parent-style-name="ListParagraph" style:family="paragraph">
      <style:paragraph-properties fo:line-height="100%"/>
    </style:style>
    <style:style style:name="P33" style:parent-style-name="ListParagraph" style:family="paragraph">
      <style:paragraph-properties fo:line-height="100%"/>
    </style:style>
    <style:style style:name="P34" style:parent-style-name="ListParagraph" style:family="paragraph">
      <style:paragraph-properties fo:line-height="100%"/>
    </style:style>
    <style:style style:name="P35" style:parent-style-name="ListParagraph" style:family="paragraph">
      <style:paragraph-properties fo:line-height="100%"/>
    </style:style>
    <style:style style:name="P36" style:parent-style-name="Normal" style:family="paragraph">
      <style:paragraph-properties fo:break-before="page"/>
      <style:text-properties fo:hyphenate="true"/>
    </style:style>
    <style:style style:name="P37" style:parent-style-name="Normal" style:family="paragraph">
      <style:paragraph-properties fo:line-height="100%"/>
    </style:style>
    <style:style style:name="P38" style:parent-style-name="Normal" style:family="paragraph">
      <style:paragraph-properties fo:line-height="100%"/>
    </style:style>
    <style:style style:name="P39" style:parent-style-name="Normal" style:family="paragraph">
      <style:paragraph-properties fo:line-height="100%"/>
    </style:style>
    <style:style style:name="T40" style:parent-style-name="DefaultParagraphFont" style:family="text">
      <style:text-properties style:language-asian="en" style:country-asian="GB"/>
    </style:style>
    <style:style style:name="P41" style:parent-style-name="Normal" style:family="paragraph">
      <style:paragraph-properties style:vertical-align="auto" fo:margin-bottom="0.0277in" fo:line-height="90%"/>
    </style:style>
    <style:style style:name="T42" style:parent-style-name="DefaultParagraphFont" style:family="text">
      <style:text-properties style:font-name-complex="Calibri" fo:color="#000000" style:letter-kerning="true" fo:font-size="9pt" style:font-size-asian="9pt" style:font-size-complex="9pt"/>
    </style:style>
    <style:style style:name="P43" style:parent-style-name="Normal" style:family="paragraph">
      <style:paragraph-properties style:vertical-align="auto" fo:margin-bottom="0.0277in" fo:line-height="90%"/>
    </style:style>
    <style:style style:name="T44" style:parent-style-name="DefaultParagraphFont" style:family="text">
      <style:text-properties style:font-name-complex="Calibri" fo:color="#000000" style:letter-kerning="true" fo:font-size="9pt" style:font-size-asian="9pt" style:font-size-complex="9pt"/>
    </style:style>
    <style:style style:name="T45" style:parent-style-name="DefaultParagraphFont" style:family="text">
      <style:text-properties style:font-name-complex="Calibri" fo:color="#000000" style:letter-kerning="true" fo:font-size="9pt" style:font-size-asian="9pt" style:font-size-complex="9pt"/>
    </style:style>
    <style:style style:name="P46" style:parent-style-name="Normal" style:family="paragraph">
      <style:paragraph-properties style:vertical-align="auto" fo:margin-bottom="0.0277in" fo:line-height="90%"/>
    </style:style>
    <style:style style:name="T47" style:parent-style-name="DefaultParagraphFont" style:family="text">
      <style:text-properties style:font-name-complex="Calibri" fo:color="#000000" style:letter-kerning="true" fo:font-size="9pt" style:font-size-asian="9pt" style:font-size-complex="9pt"/>
    </style:style>
    <style:style style:name="P48" style:parent-style-name="Normal" style:family="paragraph">
      <style:paragraph-properties fo:text-align="center" style:vertical-align="auto" fo:margin-bottom="0.0972in" fo:line-height="90%"/>
    </style:style>
    <style:style style:name="T49" style:parent-style-name="DefaultParagraphFont" style:family="text">
      <style:text-properties style:font-name-complex="Calibri" fo:color="#FFFFFF" style:letter-kerning="true" fo:font-size="16.5pt" style:font-size-asian="16.5pt" style:font-size-complex="16.5pt"/>
    </style:style>
    <style:style style:name="P50" style:parent-style-name="Normal" style:family="paragraph">
      <style:paragraph-properties style:vertical-align="auto" fo:margin-bottom="0.0277in" fo:line-height="90%"/>
    </style:style>
    <style:style style:name="T51" style:parent-style-name="DefaultParagraphFont" style:family="text">
      <style:text-properties style:font-name-complex="Calibri" fo:color="#000000" style:letter-kerning="true" fo:font-size="9pt" style:font-size-asian="9pt" style:font-size-complex="9pt"/>
    </style:style>
    <style:style style:name="P52" style:parent-style-name="Normal" style:family="paragraph">
      <style:paragraph-properties style:vertical-align="auto" fo:margin-bottom="0.0277in" fo:line-height="90%"/>
    </style:style>
    <style:style style:name="T53" style:parent-style-name="DefaultParagraphFont" style:family="text">
      <style:text-properties style:font-name-complex="Calibri" fo:color="#000000" style:letter-kerning="true" fo:font-size="9pt" style:font-size-asian="9pt" style:font-size-complex="9pt"/>
    </style:style>
    <style:style style:name="P54" style:parent-style-name="Normal" style:family="paragraph">
      <style:paragraph-properties style:vertical-align="auto" fo:margin-bottom="0.0277in" fo:line-height="90%"/>
    </style:style>
    <style:style style:name="T55" style:parent-style-name="DefaultParagraphFont" style:family="text">
      <style:text-properties style:font-name-complex="Calibri" fo:color="#000000" style:letter-kerning="true" fo:font-size="9pt" style:font-size-asian="9pt" style:font-size-complex="9pt"/>
    </style:style>
    <style:style style:name="P56" style:parent-style-name="Normal" style:family="paragraph">
      <style:paragraph-properties fo:text-align="center" style:vertical-align="auto" fo:margin-bottom="0.0972in" fo:line-height="90%"/>
    </style:style>
    <style:style style:name="T57" style:parent-style-name="DefaultParagraphFont" style:family="text">
      <style:text-properties style:font-name-complex="Calibri" fo:color="#FFFFFF" style:letter-kerning="true" fo:font-size="16.5pt" style:font-size-asian="16.5pt" style:font-size-complex="16.5pt"/>
    </style:style>
    <style:style style:name="P58" style:parent-style-name="Normal" style:family="paragraph">
      <style:paragraph-properties style:vertical-align="auto" fo:margin-bottom="0.0277in" fo:line-height="90%"/>
    </style:style>
    <style:style style:name="T59" style:parent-style-name="DefaultParagraphFont" style:family="text">
      <style:text-properties style:font-name-complex="Calibri" fo:color="#000000" style:letter-kerning="true" fo:font-size="9pt" style:font-size-asian="9pt" style:font-size-complex="9pt"/>
    </style:style>
    <style:style style:name="P60" style:parent-style-name="Normal" style:family="paragraph">
      <style:paragraph-properties style:vertical-align="auto" fo:margin-bottom="0.0277in" fo:line-height="90%"/>
    </style:style>
    <style:style style:name="T61" style:parent-style-name="DefaultParagraphFont" style:family="text">
      <style:text-properties style:font-name-complex="Calibri" fo:color="#000000" style:letter-kerning="true" fo:font-size="9pt" style:font-size-asian="9pt" style:font-size-complex="9pt"/>
    </style:style>
    <style:style style:name="P62" style:parent-style-name="Normal" style:family="paragraph">
      <style:paragraph-properties fo:text-align="center" style:vertical-align="auto" fo:margin-bottom="0.0972in" fo:line-height="90%"/>
    </style:style>
    <style:style style:name="T63" style:parent-style-name="DefaultParagraphFont" style:family="text">
      <style:text-properties style:font-name-complex="Calibri" fo:color="#FFFFFF" style:letter-kerning="true" fo:font-size="16.5pt" style:font-size-asian="16.5pt" style:font-size-complex="16.5pt"/>
    </style:style>
    <style:style style:name="P64" style:parent-style-name="Normal" style:family="paragraph">
      <style:paragraph-properties style:vertical-align="auto" fo:margin-bottom="0.0277in" fo:line-height="90%"/>
    </style:style>
    <style:style style:name="T65" style:parent-style-name="DefaultParagraphFont" style:family="text">
      <style:text-properties style:font-name-complex="Calibri" fo:color="#000000" style:letter-kerning="true" fo:font-size="9pt" style:font-size-asian="9pt" style:font-size-complex="9pt"/>
    </style:style>
    <style:style style:name="P66" style:parent-style-name="Normal" style:family="paragraph">
      <style:paragraph-properties style:vertical-align="auto" fo:margin-bottom="0.0277in" fo:line-height="90%"/>
    </style:style>
    <style:style style:name="T67" style:parent-style-name="DefaultParagraphFont" style:family="text">
      <style:text-properties style:font-name-complex="Calibri" fo:color="#000000" style:letter-kerning="true" fo:font-size="9pt" style:font-size-asian="9pt" style:font-size-complex="9pt"/>
    </style:style>
    <style:style style:name="P68" style:parent-style-name="Normal" style:family="paragraph">
      <style:paragraph-properties fo:text-align="center" style:vertical-align="auto" fo:margin-bottom="0.0972in" fo:line-height="90%"/>
    </style:style>
    <style:style style:name="T69" style:parent-style-name="DefaultParagraphFont" style:family="text">
      <style:text-properties style:font-name-complex="Calibri" fo:color="#FFFFFF" style:letter-kerning="true" fo:font-size="16.5pt" style:font-size-asian="16.5pt" style:font-size-complex="16.5pt"/>
    </style:style>
    <style:style style:name="P70" style:parent-style-name="Normal" style:family="paragraph">
      <style:paragraph-properties style:vertical-align="auto" fo:margin-bottom="0.0277in" fo:line-height="90%"/>
    </style:style>
    <style:style style:name="T71" style:parent-style-name="DefaultParagraphFont" style:family="text">
      <style:text-properties style:font-name-complex="Calibri" fo:color="#000000" style:letter-kerning="true" fo:font-size="9pt" style:font-size-asian="9pt" style:font-size-complex="9pt"/>
    </style:style>
    <style:style style:name="P72" style:parent-style-name="Normal" style:family="paragraph">
      <style:paragraph-properties fo:text-align="center" style:vertical-align="auto" fo:margin-bottom="0.0972in" fo:line-height="90%"/>
    </style:style>
    <style:style style:name="T73" style:parent-style-name="DefaultParagraphFont" style:family="text">
      <style:text-properties style:font-name-complex="Calibri" fo:color="#FFFFFF" style:letter-kerning="true" fo:font-size="16.5pt" style:font-size-asian="16.5pt" style:font-size-complex="16.5pt"/>
    </style:style>
    <style:style style:name="P74" style:parent-style-name="Normal" style:family="paragraph">
      <style:paragraph-properties style:vertical-align="auto" fo:margin-bottom="0.0277in" fo:line-height="90%"/>
    </style:style>
    <style:style style:name="T75" style:parent-style-name="DefaultParagraphFont" style:family="text">
      <style:text-properties style:font-name-complex="Calibri" fo:color="#000000" style:letter-kerning="true" fo:font-size="9pt" style:font-size-asian="9pt" style:font-size-complex="9pt"/>
    </style:style>
    <style:style style:name="P76" style:parent-style-name="Normal" style:family="paragraph">
      <style:paragraph-properties fo:text-align="center" style:vertical-align="auto" fo:margin-bottom="0.0972in" fo:line-height="90%"/>
    </style:style>
    <style:style style:name="T77" style:parent-style-name="DefaultParagraphFont" style:family="text">
      <style:text-properties style:font-name-complex="Calibri" fo:color="#FFFFFF" style:letter-kerning="true" fo:font-size="16.5pt" style:font-size-asian="16.5pt" style:font-size-complex="16.5pt"/>
    </style:style>
    <style:style style:family="graphic" style:name="a12">
      <style:graphic-properties/>
    </style:style>
    <style:style style:family="graphic" style:name="a0">
      <style:graphic-properties fo:wrap-option="wrap" fo:padding-top="0.04636in" fo:padding-bottom="0.04636in" fo:padding-left="0.0375in" fo:padding-right="0.06511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1">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style:style style:family="graphic" style:name="a2">
      <style:graphic-properties fo:wrap-option="wrap" fo:padding-top="0.04583in" fo:padding-bottom="0.04583in" fo:padding-left="0.0375in" fo:padding-right="0.06458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3">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style:style style:family="graphic" style:name="a4">
      <style:graphic-properties fo:wrap-option="wrap" fo:padding-top="0.0453in" fo:padding-bottom="0.0453in" fo:padding-left="0.0375in" fo:padding-right="0.06405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5">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style:style style:family="graphic" style:name="a6">
      <style:graphic-properties fo:wrap-option="wrap" fo:padding-top="0.04492in" fo:padding-bottom="0.04492in" fo:padding-left="0.0375in" fo:padding-right="0.06367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7">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style:style style:family="graphic" style:name="a8">
      <style:graphic-properties fo:wrap-option="wrap" fo:padding-top="0.04803in" fo:padding-bottom="0.04803in" fo:padding-left="0.0375in" fo:padding-right="0.06678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9">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style:style style:family="graphic" style:name="a10">
      <style:graphic-properties fo:wrap-option="wrap" fo:padding-top="0.04207in" fo:padding-bottom="0.04207in" fo:padding-left="0.0375in" fo:padding-right="0.06082in" draw:textarea-vertical-align="middle" draw:textarea-horizontal-align="left" draw:fill="solid" draw:fill-color="#cccfd7" draw:opacity="90%" draw:stroke="solid" svg:stroke-width="0.02778in" svg:stroke-color="#cccfd7" svg:stroke-opacity="90%" draw:auto-grow-width="false" draw:auto-grow-height="false"/>
      <style:paragraph-properties style:font-independent-line-spacing="false" style:writing-mode="lr-tb"/>
    </style:style>
    <style:style style:family="graphic" style:name="a11">
      <style:graphic-properties fo:wrap-option="wrap" fo:padding-top="0.06456in" fo:padding-bottom="0.06456in" fo:padding-left="0.09998in" fo:padding-right="0.09998in" draw:textarea-vertical-align="middle" draw:textarea-horizontal-align="center" draw:fill="solid" draw:fill-color="#1f497d" draw:opacity="100%" draw:stroke="solid" svg:stroke-width="0.02778in" svg:stroke-color="#eeece1" svg:stroke-opacity="100%" draw:auto-grow-width="false" draw:auto-grow-height="false"/>
      <style:paragraph-properties style:font-independent-line-spacing="false" style:writing-mode="lr-tb"/>
    </style:style>
  </office:automatic-styles>
  <office:body>
    <office:text text:use-soft-page-breaks="true">
      <text:p text:style-name="P1"><text:span text:style-name="SubtleEmphasis">Ronan McDaid – 40042962</text:span></text:p>
      <text:p text:style-name="P2"><text:span text:style-name="SubtleEmphasis">Final Year Project – Problem Specification</text:span></text:p>
      <text:p text:style-name="P3"><text:span text:style-name="SubtleEmphasis">Title: Web-based visualisation platform for Twitter data</text:span></text:p>
      <text:p text:style-name="P4"><text:span text:style-name="SubtleEmphasis">Supervisor: Dr Anna Jurek</text:span></text:p>
      <text:h text:style-name="Heading1" text:outline-level="1">Overview</text:h>
      <text:p text:style-name="P5">Social media platforms<text:s/>such as twitter have become one of the most popular ways of communicating and sharing information across the globe. Twitter has<text:s/>an estimated 310 million monthly active users and 500 million tweets being sent on a daily basis. These<text:s/>huge volumes of data being sent present opportunities to analyse and spot trends for both industrial and academic purposes. I have been tasked to create an interactive application which allows the user to stream, analyse and visualise Twitter data.</text:p>
      <text:p text:style-name="P6">The analysis of this data has many<text:s/>real-world<text:s/>applications including in business, politics and entertainment to name just a few. Businesses<text:s/>may look at Twitter data relating to their own products or to assess demand for a service they are considering providing, they could also see how their business is viewed by the public using sentiment analysis. Political parties could also use sentiment analysis to judge their popularity and they could also view what topics are popular in their area<text:s/>in order to shape policy which address local concerns and win them<text:s/>voters. For entertainment purposes artists can chose to alter set-lists for concerts depending on which songs have been popular in the area, for example The Rolling Stones<text:s/>often have<text:s/>their followers on Twitter request the songs to be played in the encore of concerts they will be<text:s/>attending.</text:p>
      <text:p text:style-name="P7">These are just a few examples of how the vast quantity of data available from Twitter can be filtered and analysed to suit the various needs of groups or individuals on a large or small scale.</text:p>
      <text:p text:style-name="P8"/>
      <text:p text:style-name="P9">I see this project as having four<text:s/>major stages as follows:</text:p>
      <text:h text:style-name="Heading2" text:outline-level="2">Learning to use Twitter API</text:h>
      <text:p text:style-name="Normal">This will be the first task for me in order to complete a successful project, having limited experience using Twitter and no experience<text:s/>using Twitter API previously I will need to spend time familiarising myself with the features of both.<text:s/>This will be done by spending initial time researching and studying tutorials about the Twitter API and it’s various uses and throughout my project as I come across features and learn how to use them.</text:p>
      <text:h text:style-name="Heading2" text:outline-level="2">Obtaining and storing data</text:h>
      <text:p text:style-name="P10">Before I perform analysis on the data I will need to capture it from Twitter by either streaming live data or searching Tweets that have been posted in the past or possibly combining the two. This will be something that I will need to examine the benefits and complications of each case. For<text:s/>example,<text:s/>by streaming live data I will be able to provide analysis of the most recent<text:s/>data available but it will also require waiting<text:s/>until there is significant data to perform meaningful analysis. This wait may be relatively short for searches on popular topics with high volumes of tweets but may prove impractical for more niche areas.<text:s/>Using historical tweets would solve this issue but<text:s/>the timeframe of data you want to gather may vary depending on your search.<text:s/>Throughout the course of my project I will attempt to work with both historical and streamed data to see what is most suitable<text:s/>for providing analysis.</text:p>
      <text:p text:style-name="P11">Twitter’s API passes data in JSON format with many pieces of information related to each Tweet­<text:s/>such as username,<text:s/>content,<text:s/>geolocation, time created, retweets or if the Tweet is a reply. These are just a few examples of the<text:s/>large selection of data made available and there are many pieces that I may not wish to use at all so I will need to trim the data down and store only the relevant parameters. Alternatively I could store all the information provided and trim it down at the<text:s/>point of<text:s/><text:soft-page-break/>constructing queries but this would be less efficient than narrowing down the parameters chosen before storage.</text:p>
      <text:p text:style-name="P12">My early research suggests that MongoDB is a popular platform for ingesting and storing Twitter data so I will examine it as a possibility for my project. It is however a resource that I have never used before so I will have to assess it’s usability and how easy it will be to implement into my project compared with other SQL based applications.</text:p>
      <text:h text:style-name="Heading2" text:outline-level="2">Analysing the data</text:h>
      <text:p text:style-name="P13">Once I have obtained the data I will need to choose how I want to analyse it and what areas I would like to investigate. For example upon searching for a keyword of ‘Belfast’ it may be of interest to see the location where the tweets were sent from. Twitter also allows you to see how many times a particular tweet has been retweeted or favorited which would allow you to see the most popular tweets in an area or related to your specified keyword. Another desirable feature would be to add sentiment analysis to<text:s/>allow the user to see if tweets about a subject were positive or negative.</text:p>
      <text:p text:style-name="P14"/>
      <text:p text:style-name="P15">Once</text:p>
      <text:h text:style-name="Heading2" text:outline-level="2">How to visualise the data</text:h>
      <text:p text:style-name="P16">After gathering and performing analysis on the data I will create visualisations in order to display the information in a more readable form than the raw<text:s/>figures. I aim to create dashboards showing graphs and tables that the user will be able to view and quickly interpret the meaning of. An example would be the number of tweets about a specified subject over a period of time, allowing the user to see how popular the topic was at different times, such as assessing the popularity of presidential candidates over the course of an election.</text:p>
      <text:p text:style-name="P17"/>
      <text:p text:style-name="P18">Learning to use Twitter API<text:s/></text:p>
      <text:h text:style-name="Heading1" text:outline-level="1">Goals for this project</text:h>
      <text:list text:style-name="LFO1" text:continue-numbering="true">
        <text:list-item>
          <text:p text:style-name="P19">As this is my first project using Twitter API it will require me to learn and familiarise myself with the API, the data available and its applications</text:p>
        </text:list-item>
        <text:list-item>
          <text:p text:style-name="P20">I aim to create and efficient and accurate method of ingesting and storing the data from Twitter API</text:p>
        </text:list-item>
        <text:list-item>
          <text:p text:style-name="P21">I would like it to be possible to quickly filter data based on keywords or other logistical information<text:s/>such as location or when the tweet was posted. Through researching Twitter API and it’s uses I will select which areas I think would be most beneficial to have this kind of filtration for</text:p>
        </text:list-item>
        <text:list-item>
          <text:p text:style-name="P22">I would like to create a functional and easy to use dashboard that allows the user to customise their search and view the data they have requested on easy to read graphs, tables or charts</text:p>
        </text:list-item>
      </text:list>
      <text:p text:style-name="P23"/>
      <text:h text:style-name="Heading2" text:outline-level="2">Added desirable goals</text:h>
      <text:list text:style-name="LFO1" text:continue-numbering="true">
        <text:list-item>
          <text:p text:style-name="P24">A desirable feature of the project would be to include sentiment analysis to allow the user to see if tweets were<text:s/>positive or negative about the subject they were interested in</text:p>
        </text:list-item>
        <text:list-item>
          <text:p text:style-name="P25">Another desirable feature would be to have the ability to show the most popular tweets or users related to a particular topic by ranking them in terms of retweets, favourites or followers</text:p>
        </text:list-item>
      </text:list>
      <text:p text:style-name="P26"/>
      <text:soft-page-break/>
      <text:h text:style-name="Heading1" text:outline-level="1">Requirements</text:h>
      <text:list text:style-name="LFO2" text:continue-numbering="true">
        <text:list-item>
          <text:p text:style-name="P27">Connect to Twitter API</text:p>
        </text:list-item>
        <text:list-item>
          <text:p text:style-name="P28">Download and store tweets and meta-data</text:p>
        </text:list-item>
        <text:list-item>
          <text:p text:style-name="P29">Algorithms to perform data analysis</text:p>
        </text:list-item>
        <text:list-item>
          <text:p text:style-name="P30">User defined keyword search</text:p>
        </text:list-item>
        <text:list-item>
          <text:p text:style-name="P31">Visualisation of data</text:p>
        </text:list-item>
        <text:list-item>
          <text:p text:style-name="P32">Interactive dashboard to present visualisations</text:p>
        </text:list-item>
      </text:list>
      <text:h text:style-name="Heading1" text:outline-level="1">Software</text:h>
      <text:list text:style-name="LFO3" text:continue-numbering="true">
        <text:list-item>
          <text:p text:style-name="P33">Language: Java</text:p>
        </text:list-item>
        <text:list-item>
          <text:p text:style-name="P34">MongoDB*</text:p>
        </text:list-item>
        <text:list-item>
          <text:p text:style-name="P35">Twitter rest API</text:p>
        </text:list-item>
      </text:list>
      <text:p text:style-name="P36"/>
      <text:h text:style-name="Heading1" text:outline-level="1">Time Planning</text:h>
      <text:p text:style-name="P37">I aim to make as much progress on my project as possible in the coming months as I will have less time available in semester two. My initial estimates allow for problems I may encounter such as bugs and preparation for demonstrations in December. I have also set the target of having my coding and dissertation completed before May, meaning that if there are unforeseen complications I have left sufficient ‘slack’ to accommodate this.</text:p>
      <text:p text:style-name="P38"/>
      <text:p text:style-name="P39"><text:span text:style-name="T40"><draw:g draw:name="Diagram 3" draw:id="id12" draw:style-name="a12" text:anchor-type="as-char"><svg:title/><svg:desc/><draw:custom-shape svg:x="2.2575in" svg:y="0.01579in" svg:width="4.01333in" svg:height="0.56553in" draw:id="id0" draw:style-name="a0" draw:name="Freeform: Shape 2"><svg:title/><svg:desc/><text:list text:style-name="LFO4" text:continue-numbering="true"><text:list-item><text:list><text:list-item><text:p text:style-name="P41"><text:span text:style-name="T42">Set up Gitlab/Hosting/etc</text:span></text:p></text:list-item></text:list></text:list-item></text:list><text:list text:style-name="LFO5" text:continue-numbering="true"><text:list-item><text:list><text:list-item><text:p text:style-name="P43"><text:span text:style-name="T44">Familiarise + experiement<text:s/></text:span><text:span text:style-name="T45">with Twitter API</text:span></text:p></text:list-item></text:list></text:list-item></text:list><text:list text:style-name="LFO6" text:continue-numbering="true"><text:list-item><text:list><text:list-item><text:p text:style-name="P46"><text:span text:style-name="T47">Select desired parameters &amp; begin ingesting data</text:span></text:p></text:list-item></text:list></text:list-item></text:list><draw:enhanced-geometry draw:type="non-primitive" svg:viewBox="0 0 517122 366979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517122"/><draw:equation draw:name="f2" draw:formula="3669792"/><draw:equation draw:name="f3" draw:formula="611649"/><draw:equation draw:name="f4" draw:formula="3058143"/><draw:equation draw:name="f5" draw:formula="3395947"/><draw:equation draw:name="f6" draw:formula="511684"/><draw:equation draw:name="f7" draw:formula="3669788"/><draw:equation draw:name="f8" draw:formula="504977"/><draw:equation draw:name="f9" draw:formula="4"/><draw:equation draw:name="f10" draw:formula="273845"/><draw:equation draw:name="f11" draw:formula="?f2 - ?f0"/><draw:equation draw:name="f12" draw:formula="?f1 - ?f0"/><draw:equation draw:name="f13" draw:formula="?f12 / 517122"/><draw:equation draw:name="f14" draw:formula="?f11 / 3669792"/><draw:equation draw:name="f15" draw:formula="86189 * ?f12"/><draw:equation draw:name="f16" draw:formula="0 * ?f11"/><draw:equation draw:name="f17" draw:formula="430933 * ?f12"/><draw:equation draw:name="f18" draw:formula="517122 * ?f12"/><draw:equation draw:name="f19" draw:formula="86189 * ?f11"/><draw:equation draw:name="f20" draw:formula="3669792 * ?f11"/><draw:equation draw:name="f21" draw:formula="0 * ?f12"/><draw:equation draw:name="f22" draw:formula="?f15 / 517122"/><draw:equation draw:name="f23" draw:formula="?f16 / 3669792"/><draw:equation draw:name="f24" draw:formula="?f17 / 517122"/><draw:equation draw:name="f25" draw:formula="?f18 / 517122"/><draw:equation draw:name="f26" draw:formula="?f19 / 3669792"/><draw:equation draw:name="f27" draw:formula="?f20 / 3669792"/><draw:equation draw:name="f28" draw:formula="?f21 / 517122"/><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in" svg:width="2.2575in" svg:height="0.59709in" draw:id="id1" draw:style-name="a1" draw:name="Freeform: Shape 3"><svg:title/><svg:desc/><text:p text:style-name="P48"><text:span text:style-name="T49">November</text:span></text:p><draw:enhanced-geometry draw:type="non-primitive" svg:viewBox="0 0 2064258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4258"/><draw:equation draw:name="f2" draw:formula="545980"/><draw:equation draw:name="f3" draw:formula="90998"/><draw:equation draw:name="f4" draw:formula="40741"/><draw:equation draw:name="f5" draw:formula="1973260"/><draw:equation draw:name="f6" draw:formula="2023517"/><draw:equation draw:name="f7" draw:formula="454982"/><draw:equation draw:name="f8" draw:formula="505239"/><draw:equation draw:name="f9" draw:formula="?f2 - ?f0"/><draw:equation draw:name="f10" draw:formula="?f1 - ?f0"/><draw:equation draw:name="f11" draw:formula="?f10 / 2064258"/><draw:equation draw:name="f12" draw:formula="?f9 / 545980"/><draw:equation draw:name="f13" draw:formula="0 * ?f10"/><draw:equation draw:name="f14" draw:formula="90998 * ?f9"/><draw:equation draw:name="f15" draw:formula="90998 * ?f10"/><draw:equation draw:name="f16" draw:formula="0 * ?f9"/><draw:equation draw:name="f17" draw:formula="1973260 * ?f10"/><draw:equation draw:name="f18" draw:formula="2064258 * ?f10"/><draw:equation draw:name="f19" draw:formula="454982 * ?f9"/><draw:equation draw:name="f20" draw:formula="545980 * ?f9"/><draw:equation draw:name="f21" draw:formula="?f13 / 2064258"/><draw:equation draw:name="f22" draw:formula="?f14 / 545980"/><draw:equation draw:name="f23" draw:formula="?f15 / 2064258"/><draw:equation draw:name="f24" draw:formula="?f16 / 545980"/><draw:equation draw:name="f25" draw:formula="?f17 / 2064258"/><draw:equation draw:name="f26" draw:formula="?f18 / 2064258"/><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2575in" svg:y="0.64816in" svg:width="4.01333in" svg:height="0.55468in" draw:id="id2" draw:style-name="a2" draw:name="Freeform: Shape 4"><svg:title/><svg:desc/><text:list text:style-name="LFO7" text:continue-numbering="true"><text:list-item><text:list><text:list-item><text:p text:style-name="P50"><text:span text:style-name="T51">Create data filters</text:span></text:p></text:list-item></text:list></text:list-item></text:list><text:list text:style-name="LFO8" text:continue-numbering="true"><text:list-item><text:list><text:list-item><text:p text:style-name="P52"><text:span text:style-name="T53">Create Keyword search</text:span></text:p></text:list-item></text:list></text:list-item></text:list><text:list text:style-name="LFO9" text:continue-numbering="true"><text:list-item><text:list><text:list-item><text:p text:style-name="P54"><text:span text:style-name="T55">Create analysis algorithms/queries</text:span></text:p></text:list-item></text:list></text:list-item></text:list><draw:enhanced-geometry draw:type="non-primitive" svg:viewBox="0 0 507198 366979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507198"/><draw:equation draw:name="f2" draw:formula="3669792"/><draw:equation draw:name="f3" draw:formula="611649"/><draw:equation draw:name="f4" draw:formula="3058143"/><draw:equation draw:name="f5" draw:formula="3395943"/><draw:equation draw:name="f6" draw:formula="501967"/><draw:equation draw:name="f7" draw:formula="3669788"/><draw:equation draw:name="f8" draw:formula="495515"/><draw:equation draw:name="f9" draw:formula="4"/><draw:equation draw:name="f10" draw:formula="273849"/><draw:equation draw:name="f11" draw:formula="?f2 - ?f0"/><draw:equation draw:name="f12" draw:formula="?f1 - ?f0"/><draw:equation draw:name="f13" draw:formula="?f12 / 507198"/><draw:equation draw:name="f14" draw:formula="?f11 / 3669792"/><draw:equation draw:name="f15" draw:formula="84535 * ?f12"/><draw:equation draw:name="f16" draw:formula="0 * ?f11"/><draw:equation draw:name="f17" draw:formula="422663 * ?f12"/><draw:equation draw:name="f18" draw:formula="507198 * ?f12"/><draw:equation draw:name="f19" draw:formula="84535 * ?f11"/><draw:equation draw:name="f20" draw:formula="3669792 * ?f11"/><draw:equation draw:name="f21" draw:formula="0 * ?f12"/><draw:equation draw:name="f22" draw:formula="?f15 / 507198"/><draw:equation draw:name="f23" draw:formula="?f16 / 3669792"/><draw:equation draw:name="f24" draw:formula="?f17 / 507198"/><draw:equation draw:name="f25" draw:formula="?f18 / 507198"/><draw:equation draw:name="f26" draw:formula="?f19 / 3669792"/><draw:equation draw:name="f27" draw:formula="?f20 / 3669792"/><draw:equation draw:name="f28" draw:formula="?f21 / 507198"/><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62695in" svg:width="2.2575in" svg:height="0.59709in" draw:id="id3" draw:style-name="a3" draw:name="Freeform: Shape 5"><svg:title/><svg:desc/><text:p text:style-name="P56"><text:span text:style-name="T57">December &amp; January</text:span></text:p><draw:enhanced-geometry draw:type="non-primitive" svg:viewBox="0 0 2064258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4258"/><draw:equation draw:name="f2" draw:formula="545980"/><draw:equation draw:name="f3" draw:formula="90998"/><draw:equation draw:name="f4" draw:formula="40741"/><draw:equation draw:name="f5" draw:formula="1973260"/><draw:equation draw:name="f6" draw:formula="2023517"/><draw:equation draw:name="f7" draw:formula="454982"/><draw:equation draw:name="f8" draw:formula="505239"/><draw:equation draw:name="f9" draw:formula="?f2 - ?f0"/><draw:equation draw:name="f10" draw:formula="?f1 - ?f0"/><draw:equation draw:name="f11" draw:formula="?f10 / 2064258"/><draw:equation draw:name="f12" draw:formula="?f9 / 545980"/><draw:equation draw:name="f13" draw:formula="0 * ?f10"/><draw:equation draw:name="f14" draw:formula="90998 * ?f9"/><draw:equation draw:name="f15" draw:formula="90998 * ?f10"/><draw:equation draw:name="f16" draw:formula="0 * ?f9"/><draw:equation draw:name="f17" draw:formula="1973260 * ?f10"/><draw:equation draw:name="f18" draw:formula="2064258 * ?f10"/><draw:equation draw:name="f19" draw:formula="454982 * ?f9"/><draw:equation draw:name="f20" draw:formula="545980 * ?f9"/><draw:equation draw:name="f21" draw:formula="?f13 / 2064258"/><draw:equation draw:name="f22" draw:formula="?f14 / 545980"/><draw:equation draw:name="f23" draw:formula="?f15 / 2064258"/><draw:equation draw:name="f24" draw:formula="?f16 / 545980"/><draw:equation draw:name="f25" draw:formula="?f17 / 2064258"/><draw:equation draw:name="f26" draw:formula="?f18 / 2064258"/><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2575in" svg:y="1.28053in" svg:width="4.01333in" svg:height="0.54384in" draw:id="id4" draw:style-name="a4" draw:name="Freeform: Shape 6"><svg:title/><svg:desc/><text:list text:style-name="LFO10" text:continue-numbering="true"><text:list-item><text:list><text:list-item><text:p text:style-name="P58"><text:span text:style-name="T59">Create visualisations</text:span></text:p></text:list-item></text:list></text:list-item></text:list><text:list text:style-name="LFO11" text:continue-numbering="true"><text:list-item><text:list><text:list-item><text:p text:style-name="P60"><text:span text:style-name="T61">Build Visualisations into a dashboard</text:span></text:p></text:list-item></text:list></text:list-item></text:list><draw:enhanced-geometry draw:type="non-primitive" svg:viewBox="0 0 497283 366979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97283"/><draw:equation draw:name="f2" draw:formula="3669792"/><draw:equation draw:name="f3" draw:formula="611646"/><draw:equation draw:name="f4" draw:formula="3058146"/><draw:equation draw:name="f5" draw:formula="3395944"/><draw:equation draw:name="f6" draw:formula="492255"/><draw:equation draw:name="f7" draw:formula="3669788"/><draw:equation draw:name="f8" draw:formula="486052"/><draw:equation draw:name="f9" draw:formula="4"/><draw:equation draw:name="f10" draw:formula="273848"/><draw:equation draw:name="f11" draw:formula="?f2 - ?f0"/><draw:equation draw:name="f12" draw:formula="?f1 - ?f0"/><draw:equation draw:name="f13" draw:formula="?f12 / 497283"/><draw:equation draw:name="f14" draw:formula="?f11 / 3669792"/><draw:equation draw:name="f15" draw:formula="82882 * ?f12"/><draw:equation draw:name="f16" draw:formula="0 * ?f11"/><draw:equation draw:name="f17" draw:formula="414401 * ?f12"/><draw:equation draw:name="f18" draw:formula="497283 * ?f12"/><draw:equation draw:name="f19" draw:formula="82882 * ?f11"/><draw:equation draw:name="f20" draw:formula="3669792 * ?f11"/><draw:equation draw:name="f21" draw:formula="0 * ?f12"/><draw:equation draw:name="f22" draw:formula="?f15 / 497283"/><draw:equation draw:name="f23" draw:formula="?f16 / 3669792"/><draw:equation draw:name="f24" draw:formula="?f17 / 497283"/><draw:equation draw:name="f25" draw:formula="?f18 / 497283"/><draw:equation draw:name="f26" draw:formula="?f19 / 3669792"/><draw:equation draw:name="f27" draw:formula="?f20 / 3669792"/><draw:equation draw:name="f28" draw:formula="?f21 / 49728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2539in" svg:width="2.2575in" svg:height="0.59709in" draw:id="id5" draw:style-name="a5" draw:name="Freeform: Shape 7"><svg:title/><svg:desc/><text:p text:style-name="P62"><text:span text:style-name="T63">February</text:span></text:p><draw:enhanced-geometry draw:type="non-primitive" svg:viewBox="0 0 2064258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4258"/><draw:equation draw:name="f2" draw:formula="545980"/><draw:equation draw:name="f3" draw:formula="90998"/><draw:equation draw:name="f4" draw:formula="40741"/><draw:equation draw:name="f5" draw:formula="1973260"/><draw:equation draw:name="f6" draw:formula="2023517"/><draw:equation draw:name="f7" draw:formula="454982"/><draw:equation draw:name="f8" draw:formula="505239"/><draw:equation draw:name="f9" draw:formula="?f2 - ?f0"/><draw:equation draw:name="f10" draw:formula="?f1 - ?f0"/><draw:equation draw:name="f11" draw:formula="?f10 / 2064258"/><draw:equation draw:name="f12" draw:formula="?f9 / 545980"/><draw:equation draw:name="f13" draw:formula="0 * ?f10"/><draw:equation draw:name="f14" draw:formula="90998 * ?f9"/><draw:equation draw:name="f15" draw:formula="90998 * ?f10"/><draw:equation draw:name="f16" draw:formula="0 * ?f9"/><draw:equation draw:name="f17" draw:formula="1973260 * ?f10"/><draw:equation draw:name="f18" draw:formula="2064258 * ?f10"/><draw:equation draw:name="f19" draw:formula="454982 * ?f9"/><draw:equation draw:name="f20" draw:formula="545980 * ?f9"/><draw:equation draw:name="f21" draw:formula="?f13 / 2064258"/><draw:equation draw:name="f22" draw:formula="?f14 / 545980"/><draw:equation draw:name="f23" draw:formula="?f15 / 2064258"/><draw:equation draw:name="f24" draw:formula="?f16 / 545980"/><draw:equation draw:name="f25" draw:formula="?f17 / 2064258"/><draw:equation draw:name="f26" draw:formula="?f18 / 2064258"/><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2575in" svg:y="1.91135in" svg:width="4.01333in" svg:height="0.53608in" draw:id="id6" draw:style-name="a6" draw:name="Freeform: Shape 8"><svg:title/><svg:desc/><text:list text:style-name="LFO12" text:continue-numbering="true"><text:list-item><text:list><text:list-item><text:p text:style-name="P64"><text:span text:style-name="T65">Testing</text:span></text:p></text:list-item></text:list></text:list-item></text:list><text:list text:style-name="LFO13" text:continue-numbering="true"><text:list-item><text:list><text:list-item><text:p text:style-name="P66"><text:span text:style-name="T67">Refinement</text:span></text:p></text:list-item></text:list></text:list-item></text:list><draw:enhanced-geometry draw:type="non-primitive" svg:viewBox="0 0 490190 366979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90190"/><draw:equation draw:name="f2" draw:formula="3669792"/><draw:equation draw:name="f3" draw:formula="611647"/><draw:equation draw:name="f4" draw:formula="3058145"/><draw:equation draw:name="f5" draw:formula="3395949"/><draw:equation draw:name="f6" draw:formula="485304"/><draw:equation draw:name="f7" draw:formula="3669788"/><draw:equation draw:name="f8" draw:formula="479277"/><draw:equation draw:name="f9" draw:formula="4"/><draw:equation draw:name="f10" draw:formula="273843"/><draw:equation draw:name="f11" draw:formula="?f2 - ?f0"/><draw:equation draw:name="f12" draw:formula="?f1 - ?f0"/><draw:equation draw:name="f13" draw:formula="?f12 / 490190"/><draw:equation draw:name="f14" draw:formula="?f11 / 3669792"/><draw:equation draw:name="f15" draw:formula="81700 * ?f12"/><draw:equation draw:name="f16" draw:formula="0 * ?f11"/><draw:equation draw:name="f17" draw:formula="408490 * ?f12"/><draw:equation draw:name="f18" draw:formula="490190 * ?f12"/><draw:equation draw:name="f19" draw:formula="81700 * ?f11"/><draw:equation draw:name="f20" draw:formula="3669792 * ?f11"/><draw:equation draw:name="f21" draw:formula="0 * ?f12"/><draw:equation draw:name="f22" draw:formula="?f15 / 490190"/><draw:equation draw:name="f23" draw:formula="?f16 / 3669792"/><draw:equation draw:name="f24" draw:formula="?f17 / 490190"/><draw:equation draw:name="f25" draw:formula="?f18 / 490190"/><draw:equation draw:name="f26" draw:formula="?f19 / 3669792"/><draw:equation draw:name="f27" draw:formula="?f20 / 3669792"/><draw:equation draw:name="f28" draw:formula="?f21 / 490190"/><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88084in" svg:width="2.2575in" svg:height="0.59709in" draw:id="id7" draw:style-name="a7" draw:name="Freeform: Shape 9"><svg:title/><svg:desc/><text:p text:style-name="P68"><text:span text:style-name="T69">March</text:span></text:p><draw:enhanced-geometry draw:type="non-primitive" svg:viewBox="0 0 2064258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4258"/><draw:equation draw:name="f2" draw:formula="545980"/><draw:equation draw:name="f3" draw:formula="90998"/><draw:equation draw:name="f4" draw:formula="40741"/><draw:equation draw:name="f5" draw:formula="1973260"/><draw:equation draw:name="f6" draw:formula="2023517"/><draw:equation draw:name="f7" draw:formula="454982"/><draw:equation draw:name="f8" draw:formula="505239"/><draw:equation draw:name="f9" draw:formula="?f2 - ?f0"/><draw:equation draw:name="f10" draw:formula="?f1 - ?f0"/><draw:equation draw:name="f11" draw:formula="?f10 / 2064258"/><draw:equation draw:name="f12" draw:formula="?f9 / 545980"/><draw:equation draw:name="f13" draw:formula="0 * ?f10"/><draw:equation draw:name="f14" draw:formula="90998 * ?f9"/><draw:equation draw:name="f15" draw:formula="90998 * ?f10"/><draw:equation draw:name="f16" draw:formula="0 * ?f9"/><draw:equation draw:name="f17" draw:formula="1973260 * ?f10"/><draw:equation draw:name="f18" draw:formula="2064258 * ?f10"/><draw:equation draw:name="f19" draw:formula="454982 * ?f9"/><draw:equation draw:name="f20" draw:formula="545980 * ?f9"/><draw:equation draw:name="f21" draw:formula="?f13 / 2064258"/><draw:equation draw:name="f22" draw:formula="?f14 / 545980"/><draw:equation draw:name="f23" draw:formula="?f15 / 2064258"/><draw:equation draw:name="f24" draw:formula="?f16 / 545980"/><draw:equation draw:name="f25" draw:formula="?f17 / 2064258"/><draw:equation draw:name="f26" draw:formula="?f18 / 2064258"/><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2553in" svg:y="2.50779in" svg:width="4.00941in" svg:height="0.59976in" draw:id="id8" draw:style-name="a8" draw:name="Freeform: Shape 10"><svg:title/><svg:desc/><text:list text:style-name="LFO14" text:continue-numbering="true"><text:list-item><text:list><text:list-item><text:p text:style-name="P70"><text:span text:style-name="T71">Documentation/Dissertation</text:span></text:p></text:list-item></text:list></text:list-item></text:list><draw:enhanced-geometry draw:type="non-primitive" svg:viewBox="0 0 548422 3666208" draw:enhanced-path="M ?f1 ?f3 L ?f1 ?f4 C ?f1 ?f5 ?f6 ?f2 ?f7 ?f2 L ?f0 ?f2 ?f0 ?f2 ?f0 ?f0 ?f0 ?f0 ?f7 ?f0 C ?f6 ?f0 ?f1 ?f8 ?f1 ?f3 Z N" draw:text-areas="?f27 ?f29 ?f28 ?f30" draw:glue-points="?f31 ?f32 ?f33 ?f32 ?f34 ?f35 ?f34 ?f36 ?f34 ?f36 ?f37 ?f36 ?f37 ?f36 ?f37 ?f35 ?f31 ?f32" draw:glue-point-leaving-directions="-90, -90, -90, -90, -90, -90, -90, -90, -90"><draw:equation draw:name="f0" draw:formula="0"/><draw:equation draw:name="f1" draw:formula="548422"/><draw:equation draw:name="f2" draw:formula="3666208"/><draw:equation draw:name="f3" draw:formula="611044"/><draw:equation draw:name="f4" draw:formula="3055164"/><draw:equation draw:name="f5" draw:formula="3392637"/><draw:equation draw:name="f6" draw:formula="542300"/><draw:equation draw:name="f7" draw:formula="534749"/><draw:equation draw:name="f8" draw:formula="273571"/><draw:equation draw:name="f9" draw:formula="?f2 - ?f0"/><draw:equation draw:name="f10" draw:formula="?f1 - ?f0"/><draw:equation draw:name="f11" draw:formula="?f10 / 548422"/><draw:equation draw:name="f12" draw:formula="?f9 / 3666208"/><draw:equation draw:name="f13" draw:formula="91405 * ?f10"/><draw:equation draw:name="f14" draw:formula="0 * ?f9"/><draw:equation draw:name="f15" draw:formula="457017 * ?f10"/><draw:equation draw:name="f16" draw:formula="548422 * ?f10"/><draw:equation draw:name="f17" draw:formula="91405 * ?f9"/><draw:equation draw:name="f18" draw:formula="3666208 * ?f9"/><draw:equation draw:name="f19" draw:formula="0 * ?f10"/><draw:equation draw:name="f20" draw:formula="?f13 / 548422"/><draw:equation draw:name="f21" draw:formula="?f14 / 3666208"/><draw:equation draw:name="f22" draw:formula="?f15 / 548422"/><draw:equation draw:name="f23" draw:formula="?f16 / 548422"/><draw:equation draw:name="f24" draw:formula="?f17 / 3666208"/><draw:equation draw:name="f25" draw:formula="?f18 / 3666208"/><draw:equation draw:name="f26" draw:formula="?f19 / 548422"/><draw:equation draw:name="f27" draw:formula="?f0 / ?f11"/><draw:equation draw:name="f28" draw:formula="?f1 / ?f11"/><draw:equation draw:name="f29" draw:formula="?f0 / ?f12"/><draw:equation draw:name="f30" draw:formula="?f2 / ?f12"/><draw:equation draw:name="f31" draw:formula="?f20 / ?f11"/><draw:equation draw:name="f32" draw:formula="?f21 / ?f12"/><draw:equation draw:name="f33" draw:formula="?f22 / ?f11"/><draw:equation draw:name="f34" draw:formula="?f23 / ?f11"/><draw:equation draw:name="f35" draw:formula="?f24 / ?f12"/><draw:equation draw:name="f36" draw:formula="?f25 / ?f12"/><draw:equation draw:name="f37" draw:formula="?f26 / ?f11"/></draw:enhanced-geometry></draw:custom-shape><draw:custom-shape svg:x="0in" svg:y="2.50912in" svg:width="2.2553in" svg:height="0.59709in" draw:id="id9" draw:style-name="a9" draw:name="Freeform: Shape 11"><svg:title/><svg:desc/><text:p text:style-name="P72"><text:span text:style-name="T73">April</text:span></text:p><draw:enhanced-geometry draw:type="non-primitive" svg:viewBox="0 0 2062242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2242"/><draw:equation draw:name="f2" draw:formula="545980"/><draw:equation draw:name="f3" draw:formula="90998"/><draw:equation draw:name="f4" draw:formula="40741"/><draw:equation draw:name="f5" draw:formula="1971244"/><draw:equation draw:name="f6" draw:formula="2021501"/><draw:equation draw:name="f7" draw:formula="454982"/><draw:equation draw:name="f8" draw:formula="505239"/><draw:equation draw:name="f9" draw:formula="?f2 - ?f0"/><draw:equation draw:name="f10" draw:formula="?f1 - ?f0"/><draw:equation draw:name="f11" draw:formula="?f10 / 2062242"/><draw:equation draw:name="f12" draw:formula="?f9 / 545980"/><draw:equation draw:name="f13" draw:formula="0 * ?f10"/><draw:equation draw:name="f14" draw:formula="90998 * ?f9"/><draw:equation draw:name="f15" draw:formula="90998 * ?f10"/><draw:equation draw:name="f16" draw:formula="0 * ?f9"/><draw:equation draw:name="f17" draw:formula="1971244 * ?f10"/><draw:equation draw:name="f18" draw:formula="2062242 * ?f10"/><draw:equation draw:name="f19" draw:formula="454982 * ?f9"/><draw:equation draw:name="f20" draw:formula="545980 * ?f9"/><draw:equation draw:name="f21" draw:formula="?f13 / 2062242"/><draw:equation draw:name="f22" draw:formula="?f14 / 545980"/><draw:equation draw:name="f23" draw:formula="?f15 / 2062242"/><draw:equation draw:name="f24" draw:formula="?f16 / 545980"/><draw:equation draw:name="f25" draw:formula="?f17 / 2062242"/><draw:equation draw:name="f26" draw:formula="?f18 / 2062242"/><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2575in" svg:y="3.19712in" svg:width="4.01333in" svg:height="0.47767in" draw:id="id10" draw:style-name="a10" draw:name="Freeform: Shape 12"><svg:title/><svg:desc/><text:list text:style-name="LFO15" text:continue-numbering="true"><text:list-item><text:list><text:list-item><text:p text:style-name="P74"><text:span text:style-name="T75">Desirable/extra features</text:span></text:p></text:list-item></text:list></text:list-item></text:list><draw:enhanced-geometry draw:type="non-primitive" svg:viewBox="0 0 436784 366979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36784"/><draw:equation draw:name="f2" draw:formula="3669792"/><draw:equation draw:name="f3" draw:formula="611649"/><draw:equation draw:name="f4" draw:formula="3058143"/><draw:equation draw:name="f5" draw:formula="3395947"/><draw:equation draw:name="f6" draw:formula="432905"/><draw:equation draw:name="f7" draw:formula="3669788"/><draw:equation draw:name="f8" draw:formula="428119"/><draw:equation draw:name="f9" draw:formula="4"/><draw:equation draw:name="f10" draw:formula="273845"/><draw:equation draw:name="f11" draw:formula="?f2 - ?f0"/><draw:equation draw:name="f12" draw:formula="?f1 - ?f0"/><draw:equation draw:name="f13" draw:formula="?f12 / 436784"/><draw:equation draw:name="f14" draw:formula="?f11 / 3669792"/><draw:equation draw:name="f15" draw:formula="72799 * ?f12"/><draw:equation draw:name="f16" draw:formula="0 * ?f11"/><draw:equation draw:name="f17" draw:formula="363985 * ?f12"/><draw:equation draw:name="f18" draw:formula="436784 * ?f12"/><draw:equation draw:name="f19" draw:formula="72799 * ?f11"/><draw:equation draw:name="f20" draw:formula="3669792 * ?f11"/><draw:equation draw:name="f21" draw:formula="0 * ?f12"/><draw:equation draw:name="f22" draw:formula="?f15 / 436784"/><draw:equation draw:name="f23" draw:formula="?f16 / 3669792"/><draw:equation draw:name="f24" draw:formula="?f17 / 436784"/><draw:equation draw:name="f25" draw:formula="?f18 / 436784"/><draw:equation draw:name="f26" draw:formula="?f19 / 3669792"/><draw:equation draw:name="f27" draw:formula="?f20 / 3669792"/><draw:equation draw:name="f28" draw:formula="?f21 / 436784"/><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3.13741in" svg:width="2.2575in" svg:height="0.59709in" draw:id="id11" draw:style-name="a11" draw:name="Freeform: Shape 13"><svg:title/><svg:desc/><text:p text:style-name="P76"><text:span text:style-name="T77">May &amp; June</text:span></text:p><draw:enhanced-geometry draw:type="non-primitive" svg:viewBox="0 0 2064258 5459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2064258"/><draw:equation draw:name="f2" draw:formula="545980"/><draw:equation draw:name="f3" draw:formula="90998"/><draw:equation draw:name="f4" draw:formula="40741"/><draw:equation draw:name="f5" draw:formula="1973260"/><draw:equation draw:name="f6" draw:formula="2023517"/><draw:equation draw:name="f7" draw:formula="454982"/><draw:equation draw:name="f8" draw:formula="505239"/><draw:equation draw:name="f9" draw:formula="?f2 - ?f0"/><draw:equation draw:name="f10" draw:formula="?f1 - ?f0"/><draw:equation draw:name="f11" draw:formula="?f10 / 2064258"/><draw:equation draw:name="f12" draw:formula="?f9 / 545980"/><draw:equation draw:name="f13" draw:formula="0 * ?f10"/><draw:equation draw:name="f14" draw:formula="90998 * ?f9"/><draw:equation draw:name="f15" draw:formula="90998 * ?f10"/><draw:equation draw:name="f16" draw:formula="0 * ?f9"/><draw:equation draw:name="f17" draw:formula="1973260 * ?f10"/><draw:equation draw:name="f18" draw:formula="2064258 * ?f10"/><draw:equation draw:name="f19" draw:formula="454982 * ?f9"/><draw:equation draw:name="f20" draw:formula="545980 * ?f9"/><draw:equation draw:name="f21" draw:formula="?f13 / 2064258"/><draw:equation draw:name="f22" draw:formula="?f14 / 545980"/><draw:equation draw:name="f23" draw:formula="?f15 / 2064258"/><draw:equation draw:name="f24" draw:formula="?f16 / 545980"/><draw:equation draw:name="f25" draw:formula="?f17 / 2064258"/><draw:equation draw:name="f26" draw:formula="?f18 / 2064258"/><draw:equation draw:name="f27" draw:formula="?f19 / 545980"/><draw:equation draw:name="f28" draw:formula="?f20 / 54598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9">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0">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nan</meta:initial-creator>
    <dc:creator>Ronan McDaid</dc:creator>
    <meta:creation-date>2016-10-28T13:07:00Z</meta:creation-date>
    <dc:date>2016-12-07T16:03:00Z</dc:date>
    <meta:print-date>2016-10-27T14:10:00Z</meta:print-date>
    <meta:template xlink:href="Normal" xlink:type="simple"/>
    <meta:editing-cycles>3</meta:editing-cycles>
    <meta:editing-duration>PT14460S</meta:editing-duration>
    <meta:document-statistic meta:page-count="4" meta:paragraph-count="14" meta:word-count="1072" meta:character-count="7174" meta:row-count="50" meta:non-whitespace-character-count="6116"/>
  </office:meta>
</office:document-meta>
</file>